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opacity="50%" draw:fill-color="#00cc00" draw:opacity="70%" draw:textarea-horizontal-align="justify" draw:textarea-vertical-align="middle" draw:auto-grow-height="false" fo:min-height="4.83cm" fo:min-width="21.09cm"/>
    </style:style>
    <style:style style:name="gr2" style:family="graphic" style:parent-style-name="standard">
      <style:graphic-properties draw:stroke="none" draw:marker-start="" draw:fill-color="#ff9900" draw:opacity="70%" draw:textarea-horizontal-align="justify" draw:textarea-vertical-align="middle" draw:auto-grow-height="false" fo:min-height="6.354cm" fo:min-width="21.09cm"/>
    </style:style>
    <style:style style:name="gr3" style:family="graphic" style:parent-style-name="standard">
      <style:graphic-properties draw:stroke="none" draw:opacity="70%" draw:textarea-horizontal-align="justify" draw:textarea-vertical-align="middle" draw:auto-grow-height="false" fo:min-height="4.576cm" fo:min-width="21.09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draw:stroke="dash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cc00" draw:opacity="70%"/>
      <style:paragraph-properties fo:text-align="center"/>
    </style:style>
    <style:style style:name="P2" style:family="paragraph">
      <loext:graphic-properties draw:fill-color="#ff9900" draw:opacity="70%"/>
      <style:paragraph-properties fo:text-align="center"/>
    </style:style>
    <style:style style:name="P3" style:family="paragraph">
      <loext:graphic-properties draw:opacity="7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59cm" svg:height="5.08cm" svg:x="3.302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59cm" svg:height="6.60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59cm" svg:height="4.826cm" svg:x="3.302cm" svg:y="2.5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302cm" svg:height="0.962cm" svg:x="4.318cm" svg:y="3.556cm">
          <draw:text-box>
            <text:p text:style-name="P4">MANUAL</text:p>
          </draw:text-box>
        </draw:frame>
        <draw:frame draw:style-name="gr4" draw:text-style-name="P5" draw:layer="layout" svg:width="3.302cm" svg:height="0.962cm" svg:x="10.668cm" svg:y="3.61cm">
          <draw:text-box>
            <text:p text:style-name="P4">ARMING</text:p>
          </draw:text-box>
        </draw:frame>
        <draw:frame draw:style-name="gr4" draw:text-style-name="P5" draw:layer="layout" svg:width="3.81cm" svg:height="0.962cm" svg:x="17.272cm" svg:y="3.61cm">
          <draw:text-box>
            <text:p text:style-name="P4">PLANNING</text:p>
          </draw:text-box>
        </draw:frame>
        <draw:frame draw:style-name="gr4" draw:text-style-name="P5" draw:layer="layout" svg:width="3.81cm" svg:height="0.962cm" svg:x="17.526cm" svg:y="6.858cm">
          <draw:text-box>
            <text:p text:style-name="P4">TAKEOFF</text:p>
          </draw:text-box>
        </draw:frame>
        <draw:frame draw:style-name="gr5" draw:text-style-name="P6" draw:layer="layout" svg:width="4.318cm" svg:height="1.016cm" svg:x="17.272cm" svg:y="10.16cm">
          <draw:text-box>
            <text:p text:style-name="P4">WAYPOINT</text:p>
          </draw:text-box>
        </draw:frame>
        <draw:frame draw:style-name="gr4" draw:text-style-name="P5" draw:layer="layout" svg:width="3.81cm" svg:height="0.962cm" svg:x="17.526cm" svg:y="13.462cm">
          <draw:text-box>
            <text:p text:style-name="P4">LANDING</text:p>
          </draw:text-box>
        </draw:frame>
        <draw:frame draw:style-name="gr4" draw:text-style-name="P6" draw:layer="layout" svg:width="4.318cm" svg:height="0.962cm" svg:x="11.176cm" svg:y="15.748cm">
          <draw:text-box>
            <text:p text:style-name="P4">DISARMING</text:p>
          </draw:text-box>
        </draw:frame>
        <draw:frame draw:style-name="gr4" draw:text-style-name="P5" draw:layer="layout" svg:width="3.302cm" svg:height="0.962cm" svg:x="4.318cm" svg:y="15.748cm">
          <draw:text-box>
            <text:p text:style-name="P4">MANUAL</text:p>
          </draw:text-box>
        </draw:frame>
        <draw:line draw:style-name="gr6" draw:text-style-name="P7" draw:layer="layout" svg:x1="7.62cm" svg:y1="4.064cm" svg:x2="10.668cm" svg:y2="4.064cm">
          <text:p/>
        </draw:line>
        <draw:line draw:style-name="gr6" draw:text-style-name="P7" draw:layer="layout" svg:x1="13.97cm" svg:y1="4.064cm" svg:x2="17.272cm" svg:y2="4.064cm">
          <text:p/>
        </draw:line>
        <draw:line draw:style-name="gr6" draw:text-style-name="P7" draw:layer="layout" svg:x1="19.304cm" svg:y1="4.572cm" svg:x2="19.304cm" svg:y2="6.858cm">
          <text:p/>
        </draw:line>
        <draw:line draw:style-name="gr6" draw:text-style-name="P7" draw:layer="layout" svg:x1="19.304cm" svg:y1="7.82cm" svg:x2="19.304cm" svg:y2="10.16cm">
          <text:p/>
        </draw:line>
        <draw:line draw:style-name="gr6" draw:text-style-name="P7" draw:layer="layout" svg:x1="19.304cm" svg:y1="11.176cm" svg:x2="19.304cm" svg:y2="13.462cm">
          <text:p/>
        </draw:line>
        <draw:line draw:style-name="gr6" draw:text-style-name="P7" draw:layer="layout" svg:x1="11.176cm" svg:y1="16.202cm" svg:x2="7.62cm" svg:y2="16.202cm">
          <text:p/>
        </draw:line>
        <draw:line draw:style-name="gr6" draw:text-style-name="P7" draw:layer="layout" svg:x1="19.304cm" svg:y1="16.256cm" svg:x2="15.494cm" svg:y2="16.256cm">
          <text:p/>
        </draw:line>
        <draw:line draw:style-name="gr7" draw:text-style-name="P7" draw:layer="layout" svg:x1="19.304cm" svg:y1="14.424cm" svg:x2="19.304cm" svg:y2="16.256cm">
          <text:p/>
        </draw:line>
        <draw:frame draw:style-name="gr8" draw:text-style-name="P5" draw:layer="layout" svg:width="4.939cm" svg:height="0.962cm" svg:x="3.81cm" svg:y="5.896cm">
          <draw:text-box>
            <text:p>state_callback()</text:p>
          </draw:text-box>
        </draw:frame>
        <draw:frame draw:style-name="gr8" draw:text-style-name="P5" draw:layer="layout" svg:width="5.743cm" svg:height="0.962cm" svg:x="3.81cm" svg:y="12.5cm">
          <draw:text-box>
            <text:p>position_callback()</text:p>
          </draw:text-box>
        </draw:frame>
        <draw:frame draw:style-name="gr8" draw:text-style-name="P5" draw:layer="layout" svg:width="5.675cm" svg:height="0.962cm" svg:x="3.81cm" svg:y="17.58cm">
          <draw:text-box>
            <text:p>velocity_callback()</text:p>
          </draw:text-box>
        </draw:frame>
        <draw:frame draw:style-name="gr9" draw:text-style-name="P9" draw:layer="layout" svg:width="4.604cm" svg:height="0.806cm" svg:x="19.526cm" svg:y="5.08cm">
          <draw:text-box>
            <text:p text:style-name="P8"><text:span text:style-name="T1">takeoff_transition()</text:span></text:p>
          </draw:text-box>
        </draw:frame>
        <draw:frame draw:style-name="gr9" draw:text-style-name="P9" draw:layer="layout" svg:width="5.082cm" svg:height="0.806cm" svg:x="19.556cm" svg:y="8.592cm">
          <draw:text-box>
            <text:p text:style-name="P8"><text:span text:style-name="T1">waypoint_transition()</text:span></text:p>
          </draw:text-box>
        </draw:frame>
        <draw:frame draw:style-name="gr9" draw:text-style-name="P9" draw:layer="layout" svg:width="5.082cm" svg:height="0.806cm" svg:x="10.666cm" svg:y="10.878cm">
          <draw:text-box>
            <text:p text:style-name="P8"><text:span text:style-name="T1">waypoint_transition()</text:span></text:p>
          </draw:text-box>
        </draw:frame>
        <draw:frame draw:style-name="gr9" draw:text-style-name="P9" draw:layer="layout" svg:width="5.269cm" svg:height="0.806cm" svg:x="17.337cm" svg:y="16.51cm">
          <draw:text-box>
            <text:p text:style-name="P8"><text:span text:style-name="T1">disarming_transition()</text:span></text:p>
          </draw:text-box>
        </draw:frame>
        <draw:frame draw:style-name="gr9" draw:text-style-name="P9" draw:layer="layout" svg:width="4.718cm" svg:height="0.806cm" svg:x="19.666cm" svg:y="11.684cm">
          <draw:text-box>
            <text:p text:style-name="P8"><text:span text:style-name="T1">landing_transition()</text:span></text:p>
          </draw:text-box>
        </draw:frame>
        <draw:line draw:style-name="gr6" draw:text-style-name="P7" draw:layer="layout" svg:x1="16.002cm" svg:y1="10.668cm" svg:x2="17.272cm" svg:y2="10.668cm">
          <text:p/>
        </draw:line>
        <draw:line draw:style-name="gr7" draw:text-style-name="P7" draw:layer="layout" svg:x1="16.002cm" svg:y1="10.668cm" svg:x2="16.002cm" svg:y2="11.894cm">
          <text:p/>
        </draw:line>
        <draw:line draw:style-name="gr7" draw:text-style-name="P7" draw:layer="layout" svg:x1="16.002cm" svg:y1="11.894cm" svg:x2="18.288cm" svg:y2="11.894cm">
          <text:p/>
        </draw:line>
        <draw:line draw:style-name="gr7" draw:text-style-name="P7" draw:layer="layout" svg:x1="18.288cm" svg:y1="11.176cm" svg:x2="18.288cm" svg:y2="11.894cm">
          <text:p/>
        </draw:line>
        <draw:frame draw:style-name="gr9" draw:text-style-name="P9" draw:layer="layout" svg:width="4.744cm" svg:height="0.806cm" svg:x="7.194cm" svg:y="14.688cm">
          <draw:text-box>
            <text:p text:style-name="P8"><text:span text:style-name="T1">manual_transition()</text:span></text:p>
          </draw:text-box>
        </draw:frame>
        <draw:frame draw:style-name="gr9" draw:text-style-name="P9" draw:layer="layout" svg:width="2.983cm" svg:height="0.806cm" svg:x="7.62cm" svg:y="2.794cm">
          <draw:text-box>
            <text:p text:style-name="P8"><text:span text:style-name="T1">in mission?</text:span></text:p>
          </draw:text-box>
        </draw:frame>
        <draw:frame draw:style-name="gr9" draw:text-style-name="P9" draw:layer="layout" svg:width="2.178cm" svg:height="0.806cm" svg:x="14.224cm" svg:y="2.75cm">
          <draw:text-box>
            <text:p text:style-name="P8"><text:span text:style-name="T1">armed?</text:span></text:p>
          </draw:text-box>
        </draw:frame>
        <draw:frame draw:style-name="gr9" draw:text-style-name="P11" draw:layer="layout" svg:width="3.165cm" svg:height="0.806cm" svg:x="21.219cm" svg:y="3.61cm">
          <draw:text-box>
            <text:p text:style-name="P10"><text:span text:style-name="T2">plan_path(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7T15:15:57.992481631</meta:creation-date>
    <dc:date>2020-03-07T15:46:49.107453597</dc:date>
    <meta:editing-duration>PT2S</meta:editing-duration>
    <meta:editing-cycles>1</meta:editing-cycles>
    <meta:document-statistic meta:object-count="58"/>
    <meta:generator>LibreOffice/5.1.6.2$Linux_X86_64 LibreOffice_project/10m0$Build-2</meta:generator>
  </office:meta>
</office:document-meta>
</file>